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3.06pt"/>
    </style:style>
    <style:style style:name="co2" style:family="table-column">
      <style:table-column-properties fo:break-before="auto" style:column-width="75.34pt"/>
    </style:style>
    <style:style style:name="co3" style:family="table-column">
      <style:table-column-properties fo:break-before="auto" style:column-width="57.2pt"/>
    </style:style>
    <style:style style:name="co4" style:family="table-column">
      <style:table-column-properties fo:break-before="auto" style:column-width="110.5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4.5pt"/>
    </style:style>
    <style:style style:name="co7" style:family="table-column">
      <style:table-column-properties fo:break-before="auto" style:column-width="85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66ff" style:text-align-source="fix" style:repeat-content="false" style:vertical-align="middle"/>
      <style:paragraph-properties fo:text-align="center"/>
      <style:text-properties fo:font-size="13pt" fo:font-style="italic" fo:font-weight="bold"/>
    </style:style>
    <style:style style:name="ce2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fo:font-weight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6600" style:text-align-source="fix" style:repeat-content="false" fo:border="0.99pt solid #000000" style:vertical-align="middle"/>
      <style:paragraph-properties fo:text-align="center"/>
      <style:text-properties fo:font-size="12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ta" table:style-name="ta1">
        <table:shapes>
          <draw:frame draw:z-index="0" draw:style-name="gr1" draw:text-style-name="P1" svg:width="453.51pt" svg:height="255.09pt" svg:x="474.24pt" svg:y="158.2pt">
            <draw:object draw:notify-on-update-of-ranges="data.C5:data.C5 data.C6:data.C105 data.D5:data.D5 data.D6:data.D10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2">
            <text:p>POLYNOMIAL APPROXIMATION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covered-table-cell table:number-columns-repeated="4"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p(x)</text:p>
          </table:table-cell>
          <table:table-cell table:style-name="ce2" office:value-type="string" calcext:value-type="string">
            <text:p>(y – p(x))^2</text:p>
          </table:table-cell>
          <table:table-cell/>
          <table:table-cell table:style-name="ce4" office:value-type="string" calcext:value-type="string">
            <text:p>coefficients</text:p>
          </table:table-cell>
          <table:table-cell table:style-name="ce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2250403" calcext:value-type="float">
            <text:p>0.22250403</text:p>
          </table:table-cell>
          <table:table-cell table:formula="of:=[.$H$9]*[.B6]*[.B6]*[.B6]+[.$H$8]*[.B6]*[.B6]+[.$H$7]*[.B6]+[.$H$6]" office:value-type="float" office:value="0.638560286549371" calcext:value-type="float">
            <text:p>0.6385602865</text:p>
          </table:table-cell>
          <table:table-cell table:formula="of:=([.C6]-[.D6])*([.C6]-[.D6])" office:value-type="float" office:value="0.173102808613876" calcext:value-type="float">
            <text:p>0.1731028086</text:p>
          </table:table-cell>
          <table:table-cell/>
          <table:table-cell table:style-name="ce4" office:value-type="string" calcext:value-type="string">
            <text:p>a0</text:p>
          </table:table-cell>
          <table:table-cell table:style-name="ce4" office:value-type="float" office:value="0.638560286549371" calcext:value-type="float">
            <text:p>0.6385602865</text:p>
          </table:table-cell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0.081385327" calcext:value-type="float">
            <text:p>-0.081385327</text:p>
          </table:table-cell>
          <table:table-cell table:formula="of:=[.$H$9]*[.B7]*[.B7]*[.B7]+[.$H$8]*[.B7]*[.B7]+[.$H$7]*[.B7]+[.$H$6]" office:value-type="float" office:value="0.510505670755307" calcext:value-type="float">
            <text:p>0.5105056708</text:p>
          </table:table-cell>
          <table:table-cell table:formula="of:=([.C7]-[.D7])*([.C7]-[.D7])" office:value-type="float" office:value="0.350334953223773" calcext:value-type="float">
            <text:p>0.3503349532</text:p>
          </table:table-cell>
          <table:table-cell/>
          <table:table-cell table:style-name="ce4" office:value-type="string" calcext:value-type="string">
            <text:p>a1</text:p>
          </table:table-cell>
          <table:table-cell table:style-name="ce4" office:value-type="float" office:value="-6.55909640124822" calcext:value-type="float">
            <text:p>-6.5590964012</text:p>
          </table:table-cell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0.21861593" calcext:value-type="float">
            <text:p>0.21861593</text:p>
          </table:table-cell>
          <table:table-cell table:formula="of:=[.$H$9]*[.B8]*[.B8]*[.B8]+[.$H$8]*[.B8]*[.B8]+[.$H$7]*[.B8]+[.$H$6]" office:value-type="float" office:value="0.388632391253928" calcext:value-type="float">
            <text:p>0.3886323913</text:p>
          </table:table-cell>
          <table:table-cell table:formula="of:=([.C8]-[.D8])*([.C8]-[.D8])" office:value-type="float" office:value="0.0289055970973084" calcext:value-type="float">
            <text:p>0.0289055971</text:p>
          </table:table-cell>
          <table:table-cell/>
          <table:table-cell table:style-name="ce4" office:value-type="string" calcext:value-type="string">
            <text:p>a2</text:p>
          </table:table-cell>
          <table:table-cell table:style-name="ce4" office:value-type="float" office:value="7.86408568295096" calcext:value-type="float">
            <text:p>7.864085683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0.19221327" calcext:value-type="float">
            <text:p>0.19221327</text:p>
          </table:table-cell>
          <table:table-cell table:formula="of:=[.$H$9]*[.B9]*[.B9]*[.B9]+[.$H$8]*[.B9]*[.B9]+[.$H$7]*[.B9]+[.$H$6]" office:value-type="float" office:value="0.272830515791557" calcext:value-type="float">
            <text:p>0.2728305158</text:p>
          </table:table-cell>
          <table:table-cell table:formula="of:=([.C9]-[.D9])*([.C9]-[.D9])" office:value-type="float" office:value="0.00649914031901624" calcext:value-type="float">
            <text:p>0.0064991403</text:p>
          </table:table-cell>
          <table:table-cell/>
          <table:table-cell table:style-name="ce4" office:value-type="string" calcext:value-type="string">
            <text:p>a3</text:p>
          </table:table-cell>
          <table:table-cell table:style-name="ce4" office:value-type="float" office:value="-2.29025528492867" calcext:value-type="float">
            <text:p>-2.2902552849</text:p>
          </table:table-cell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-0.15396746" calcext:value-type="float">
            <text:p>-0.15396746</text:p>
          </table:table-cell>
          <table:table-cell table:formula="of:=[.$H$9]*[.B10]*[.B10]*[.B10]+[.$H$8]*[.B10]*[.B10]+[.$H$7]*[.B10]+[.$H$6]" office:value-type="float" office:value="0.162990112114516" calcext:value-type="float">
            <text:p>0.1629901121</text:p>
          </table:table-cell>
          <table:table-cell table:formula="of:=([.C10]-[.D10])*([.C10]-[.D10])" office:value-type="float" office:value="0.100462102520729" calcext:value-type="float">
            <text:p>0.1004621025</text:p>
          </table:table-cell>
          <table:table-cell/>
          <table:table-cell table:style-name="ce3" table:number-columns-repeated="2"/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.25389041" calcext:value-type="float">
            <text:p>0.25389041</text:p>
          </table:table-cell>
          <table:table-cell table:formula="of:=[.$H$9]*[.B11]*[.B11]*[.B11]+[.$H$8]*[.B11]*[.B11]+[.$H$7]*[.B11]+[.$H$6]" office:value-type="float" office:value="0.0590012479691299" calcext:value-type="float">
            <text:p>0.059001248</text:p>
          </table:table-cell>
          <table:table-cell table:formula="of:=([.C11]-[.D11])*([.C11]-[.D11])" office:value-type="float" office:value="0.0379817854770948" calcext:value-type="float">
            <text:p>0.0379817855</text:p>
          </table:table-cell>
          <table:table-cell/>
          <table:table-cell table:style-name="ce5" office:value-type="string" calcext:value-type="string">
            <text:p>sum of squares</text:p>
          </table:table-cell>
          <table:table-cell table:style-name="ce5" table:formula="of:=SUM([.E6:.E105])" office:value-type="float" office:value="4.40789611622982" calcext:value-type="float">
            <text:p>4.4078961162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.19386472" calcext:value-type="float">
            <text:p>0.19386472</text:p>
          </table:table-cell>
          <table:table-cell table:formula="of:=[.$H$9]*[.B12]*[.B12]*[.B12]+[.$H$8]*[.B12]*[.B12]+[.$H$7]*[.B12]+[.$H$6]" office:value-type="float" office:value="-0.0392460088982781" calcext:value-type="float">
            <text:p>-0.0392460089</text:p>
          </table:table-cell>
          <table:table-cell table:formula="of:=([.C12]-[.D12])*([.C12]-[.D12])" office:value-type="float" office:value="0.0543406119274865" calcext:value-type="float">
            <text:p>0.05434061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-0.1110136" calcext:value-type="float">
            <text:p>-0.1110136</text:p>
          </table:table-cell>
          <table:table-cell table:formula="of:=[.$H$9]*[.B13]*[.B13]*[.B13]+[.$H$8]*[.B13]*[.B13]+[.$H$7]*[.B13]+[.$H$6]" office:value-type="float" office:value="-0.131861590741385" calcext:value-type="float">
            <text:p>-0.1318615907</text:p>
          </table:table-cell>
          <table:table-cell table:formula="of:=([.C13]-[.D13])*([.C13]-[.D13])" office:value-type="float" office:value="0.000434638717952876" calcext:value-type="float">
            <text:p>0.00043463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-0.097178693" calcext:value-type="float">
            <text:p>-0.097178693</text:p>
          </table:table-cell>
          <table:table-cell table:formula="of:=[.$H$9]*[.B14]*[.B14]*[.B14]+[.$H$8]*[.B14]*[.B14]+[.$H$7]*[.B14]+[.$H$6]" office:value-type="float" office:value="-0.218955429813867" calcext:value-type="float">
            <text:p>-0.2189554298</text:p>
          </table:table-cell>
          <table:table-cell table:formula="of:=([.C14]-[.D14])*([.C14]-[.D14])" office:value-type="float" office:value="0.0148295736290339" calcext:value-type="float">
            <text:p>0.0148295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-0.18628026" calcext:value-type="float">
            <text:p>-0.18628026</text:p>
          </table:table-cell>
          <table:table-cell table:formula="of:=[.$H$9]*[.B15]*[.B15]*[.B15]+[.$H$8]*[.B15]*[.B15]+[.$H$7]*[.B15]+[.$H$6]" office:value-type="float" office:value="-0.300637458369401" calcext:value-type="float">
            <text:p>-0.3006374584</text:p>
          </table:table-cell>
          <table:table-cell table:formula="of:=([.C15]-[.D15])*([.C15]-[.D15])" office:value-type="float" office:value="0.0130775688188986" calcext:value-type="float">
            <text:p>0.0130775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-0.31633282" calcext:value-type="float">
            <text:p>-0.31633282</text:p>
          </table:table-cell>
          <table:table-cell table:formula="of:=[.$H$9]*[.B16]*[.B16]*[.B16]+[.$H$8]*[.B16]*[.B16]+[.$H$7]*[.B16]+[.$H$6]" office:value-type="float" office:value="-0.377017608661664" calcext:value-type="float">
            <text:p>-0.3770176087</text:p>
          </table:table-cell>
          <table:table-cell table:formula="of:=([.C16]-[.D16])*([.C16]-[.D16])" office:value-type="float" office:value="0.00368264357491077" calcext:value-type="float">
            <text:p>0.00368264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-0.19062228" calcext:value-type="float">
            <text:p>-0.19062228</text:p>
          </table:table-cell>
          <table:table-cell table:formula="of:=[.$H$9]*[.B17]*[.B17]*[.B17]+[.$H$8]*[.B17]*[.B17]+[.$H$7]*[.B17]+[.$H$6]" office:value-type="float" office:value="-0.448205812944331" calcext:value-type="float">
            <text:p>-0.4482058129</text:p>
          </table:table-cell>
          <table:table-cell table:formula="of:=([.C17]-[.D17])*([.C17]-[.D17])" office:value-type="float" office:value="0.0663492764440833" calcext:value-type="float">
            <text:p>0.06634927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-0.50903698" calcext:value-type="float">
            <text:p>-0.50903698</text:p>
          </table:table-cell>
          <table:table-cell table:formula="of:=[.$H$9]*[.B18]*[.B18]*[.B18]+[.$H$8]*[.B18]*[.B18]+[.$H$7]*[.B18]+[.$H$6]" office:value-type="float" office:value="-0.51431200347108" calcext:value-type="float">
            <text:p>-0.5143120035</text:p>
          </table:table-cell>
          <table:table-cell table:formula="of:=([.C18]-[.D18])*([.C18]-[.D18])" office:value-type="float" office:value="0.0000278258726204402" calcext:value-type="float">
            <text:p>2.78258726204402E-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-0.0089357587" calcext:value-type="float">
            <text:p>-0.0089357587</text:p>
          </table:table-cell>
          <table:table-cell table:formula="of:=[.$H$9]*[.B19]*[.B19]*[.B19]+[.$H$8]*[.B19]*[.B19]+[.$H$7]*[.B19]+[.$H$6]" office:value-type="float" office:value="-0.575446112495587" calcext:value-type="float">
            <text:p>-0.5754461125</text:p>
          </table:table-cell>
          <table:table-cell table:formula="of:=([.C19]-[.D19])*([.C19]-[.D19])" office:value-type="float" office:value="0.320933980957601" calcext:value-type="float">
            <text:p>0.3209339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-0.52546428" calcext:value-type="float">
            <text:p>-0.52546428</text:p>
          </table:table-cell>
          <table:table-cell table:formula="of:=[.$H$9]*[.B20]*[.B20]*[.B20]+[.$H$8]*[.B20]*[.B20]+[.$H$7]*[.B20]+[.$H$6]" office:value-type="float" office:value="-0.631718072271528" calcext:value-type="float">
            <text:p>-0.6317180723</text:p>
          </table:table-cell>
          <table:table-cell table:formula="of:=([.C20]-[.D20])*([.C20]-[.D20])" office:value-type="float" office:value="0.0112898683720811" calcext:value-type="float">
            <text:p>0.0112898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-0.52623656" calcext:value-type="float">
            <text:p>-0.52623656</text:p>
          </table:table-cell>
          <table:table-cell table:formula="of:=[.$H$9]*[.B21]*[.B21]*[.B21]+[.$H$8]*[.B21]*[.B21]+[.$H$7]*[.B21]+[.$H$6]" office:value-type="float" office:value="-0.683237815052582" calcext:value-type="float">
            <text:p>-0.6832378151</text:p>
          </table:table-cell>
          <table:table-cell table:formula="of:=([.C21]-[.D21])*([.C21]-[.D21])" office:value-type="float" office:value="0.0246493940880859" calcext:value-type="float">
            <text:p>0.0246493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-0.38455134" calcext:value-type="float">
            <text:p>-0.38455134</text:p>
          </table:table-cell>
          <table:table-cell table:formula="of:=[.$H$9]*[.B22]*[.B22]*[.B22]+[.$H$8]*[.B22]*[.B22]+[.$H$7]*[.B22]+[.$H$6]" office:value-type="float" office:value="-0.730115273092423" calcext:value-type="float">
            <text:p>-0.7301152731</text:p>
          </table:table-cell>
          <table:table-cell table:formula="of:=([.C22]-[.D22])*([.C22]-[.D22])" office:value-type="float" office:value="0.119414431854304" calcext:value-type="float">
            <text:p>0.1194144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-0.6328012" calcext:value-type="float">
            <text:p>-0.6328012</text:p>
          </table:table-cell>
          <table:table-cell table:formula="of:=[.$H$9]*[.B23]*[.B23]*[.B23]+[.$H$8]*[.B23]*[.B23]+[.$H$7]*[.B23]+[.$H$6]" office:value-type="float" office:value="-0.772460378644728" calcext:value-type="float">
            <text:p>-0.7724603786</text:p>
          </table:table-cell>
          <table:table-cell table:formula="of:=([.C23]-[.D23])*([.C23]-[.D23])" office:value-type="float" office:value="0.01950468617972" calcext:value-type="float">
            <text:p>0.01950468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-0.70824349" calcext:value-type="float">
            <text:p>-0.70824349</text:p>
          </table:table-cell>
          <table:table-cell table:formula="of:=[.$H$9]*[.B24]*[.B24]*[.B24]+[.$H$8]*[.B24]*[.B24]+[.$H$7]*[.B24]+[.$H$6]" office:value-type="float" office:value="-0.810383063963175" calcext:value-type="float">
            <text:p>-0.810383064</text:p>
          </table:table-cell>
          <table:table-cell table:formula="of:=([.C24]-[.D24])*([.C24]-[.D24])" office:value-type="float" office:value="0.0104324925693788" calcext:value-type="float">
            <text:p>0.01043249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-0.89758549" calcext:value-type="float">
            <text:p>-0.89758549</text:p>
          </table:table-cell>
          <table:table-cell table:formula="of:=[.$H$9]*[.B25]*[.B25]*[.B25]+[.$H$8]*[.B25]*[.B25]+[.$H$7]*[.B25]+[.$H$6]" office:value-type="float" office:value="-0.843993261301438" calcext:value-type="float">
            <text:p>-0.8439932613</text:p>
          </table:table-cell>
          <table:table-cell table:formula="of:=([.C25]-[.D25])*([.C25]-[.D25])" office:value-type="float" office:value="0.00287212697687896" calcext:value-type="float">
            <text:p>0.002872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-0.71163108" calcext:value-type="float">
            <text:p>-0.71163108</text:p>
          </table:table-cell>
          <table:table-cell table:formula="of:=[.$H$9]*[.B26]*[.B26]*[.B26]+[.$H$8]*[.B26]*[.B26]+[.$H$7]*[.B26]+[.$H$6]" office:value-type="float" office:value="-0.873400902913197" calcext:value-type="float">
            <text:p>-0.8734009029</text:p>
          </table:table-cell>
          <table:table-cell table:formula="of:=([.C26]-[.D26])*([.C26]-[.D26])" office:value-type="float" office:value="0.0261694756053669" calcext:value-type="float">
            <text:p>0.02616947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-1.0744028" calcext:value-type="float">
            <text:p>-1.0744028</text:p>
          </table:table-cell>
          <table:table-cell table:formula="of:=[.$H$9]*[.B27]*[.B27]*[.B27]+[.$H$8]*[.B27]*[.B27]+[.$H$7]*[.B27]+[.$H$6]" office:value-type="float" office:value="-0.898715921052125" calcext:value-type="float">
            <text:p>-0.8987159211</text:p>
          </table:table-cell>
          <table:table-cell table:formula="of:=([.C27]-[.D27])*([.C27]-[.D27])" office:value-type="float" office:value="0.0308658794344452" calcext:value-type="float">
            <text:p>0.03086587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-0.69807967" calcext:value-type="float">
            <text:p>-0.69807967</text:p>
          </table:table-cell>
          <table:table-cell table:formula="of:=[.$H$9]*[.B28]*[.B28]*[.B28]+[.$H$8]*[.B28]*[.B28]+[.$H$7]*[.B28]+[.$H$6]" office:value-type="float" office:value="-0.920048247971902" calcext:value-type="float">
            <text:p>-0.920048248</text:p>
          </table:table-cell>
          <table:table-cell table:formula="of:=([.C28]-[.D28])*([.C28]-[.D28])" office:value-type="float" office:value="0.0492700496068682" calcext:value-type="float">
            <text:p>0.04927004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-0.54701499" calcext:value-type="float">
            <text:p>-0.54701499</text:p>
          </table:table-cell>
          <table:table-cell table:formula="of:=[.$H$9]*[.B29]*[.B29]*[.B29]+[.$H$8]*[.B29]*[.B29]+[.$H$7]*[.B29]+[.$H$6]" office:value-type="float" office:value="-0.937507815926202" calcext:value-type="float">
            <text:p>-0.9375078159</text:p>
          </table:table-cell>
          <table:table-cell table:formula="of:=([.C29]-[.D29])*([.C29]-[.D29])" office:value-type="float" office:value="0.152484647099831" calcext:value-type="float">
            <text:p>0.15248464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-1.0377604" calcext:value-type="float">
            <text:p>-1.0377604</text:p>
          </table:table-cell>
          <table:table-cell table:formula="of:=[.$H$9]*[.B30]*[.B30]*[.B30]+[.$H$8]*[.B30]*[.B30]+[.$H$7]*[.B30]+[.$H$6]" office:value-type="float" office:value="-0.951204557168702" calcext:value-type="float">
            <text:p>-0.9512045572</text:p>
          </table:table-cell>
          <table:table-cell table:formula="of:=([.C30]-[.D30])*([.C30]-[.D30])" office:value-type="float" office:value="0.00749191392823635" calcext:value-type="float">
            <text:p>0.00749191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0.7522802" calcext:value-type="float">
            <text:p>-0.7522802</text:p>
          </table:table-cell>
          <table:table-cell table:formula="of:=[.$H$9]*[.B31]*[.B31]*[.B31]+[.$H$8]*[.B31]*[.B31]+[.$H$7]*[.B31]+[.$H$6]" office:value-type="float" office:value="-0.96124840395308" calcext:value-type="float">
            <text:p>-0.961248404</text:p>
          </table:table-cell>
          <table:table-cell table:formula="of:=([.C31]-[.D31])*([.C31]-[.D31])" office:value-type="float" office:value="0.0436677102633761" calcext:value-type="float">
            <text:p>0.0436677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2" calcext:value-type="float">
            <text:p>0.52</text:p>
          </table:table-cell>
          <table:table-cell office:value-type="float" office:value="-0.69426279" calcext:value-type="float">
            <text:p>-0.69426279</text:p>
          </table:table-cell>
          <table:table-cell table:formula="of:=[.$H$9]*[.B32]*[.B32]*[.B32]+[.$H$8]*[.B32]*[.B32]+[.$H$7]*[.B32]+[.$H$6]" office:value-type="float" office:value="-0.967749288533012" calcext:value-type="float">
            <text:p>-0.9677492885</text:p>
          </table:table-cell>
          <table:table-cell table:formula="of:=([.C32]-[.D32])*([.C32]-[.D32])" office:value-type="float" office:value="0.0747948648798469" calcext:value-type="float">
            <text:p>0.07479486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-1.2816263" calcext:value-type="float">
            <text:p>-1.2816263</text:p>
          </table:table-cell>
          <table:table-cell table:formula="of:=[.$H$9]*[.B33]*[.B33]*[.B33]+[.$H$8]*[.B33]*[.B33]+[.$H$7]*[.B33]+[.$H$6]" office:value-type="float" office:value="-0.970817143162173" calcext:value-type="float">
            <text:p>-0.9708171432</text:p>
          </table:table-cell>
          <table:table-cell table:formula="of:=([.C33]-[.D33])*([.C33]-[.D33])" office:value-type="float" office:value="0.0966023319742408" calcext:value-type="float">
            <text:p>0.0966023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6" calcext:value-type="float">
            <text:p>0.56</text:p>
          </table:table-cell>
          <table:table-cell office:value-type="float" office:value="-1.265461" calcext:value-type="float">
            <text:p>-1.265461</text:p>
          </table:table-cell>
          <table:table-cell table:formula="of:=[.$H$9]*[.B34]*[.B34]*[.B34]+[.$H$8]*[.B34]*[.B34]+[.$H$7]*[.B34]+[.$H$6]" office:value-type="float" office:value="-0.970561900094241" calcext:value-type="float">
            <text:p>-0.9705619001</text:p>
          </table:table-cell>
          <table:table-cell table:formula="of:=([.C34]-[.D34])*([.C34]-[.D34])" office:value-type="float" office:value="0.0869654791252266" calcext:value-type="float">
            <text:p>0.08696547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8" calcext:value-type="float">
            <text:p>0.58</text:p>
          </table:table-cell>
          <table:table-cell office:value-type="float" office:value="-0.87394539" calcext:value-type="float">
            <text:p>-0.87394539</text:p>
          </table:table-cell>
          <table:table-cell table:formula="of:=[.$H$9]*[.B35]*[.B35]*[.B35]+[.$H$8]*[.B35]*[.B35]+[.$H$7]*[.B35]+[.$H$6]" office:value-type="float" office:value="-0.967093491582893" calcext:value-type="float">
            <text:p>-0.9670934916</text:p>
          </table:table-cell>
          <table:table-cell table:formula="of:=([.C35]-[.D35])*([.C35]-[.D35])" office:value-type="float" office:value="0.00867656882849695" calcext:value-type="float">
            <text:p>0.0086765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-1.0755391" calcext:value-type="float">
            <text:p>-1.0755391</text:p>
          </table:table-cell>
          <table:table-cell table:formula="of:=[.$H$9]*[.B36]*[.B36]*[.B36]+[.$H$8]*[.B36]*[.B36]+[.$H$7]*[.B36]+[.$H$6]" office:value-type="float" office:value="-0.960521849881805" calcext:value-type="float">
            <text:p>-0.9605218499</text:p>
          </table:table-cell>
          <table:table-cell table:formula="of:=([.C36]-[.D36])*([.C36]-[.D36])" office:value-type="float" office:value="0.0132289678247515" calcext:value-type="float">
            <text:p>0.01322896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office:value-type="float" office:value="-0.86140347" calcext:value-type="float">
            <text:p>-0.86140347</text:p>
          </table:table-cell>
          <table:table-cell table:formula="of:=[.$H$9]*[.B37]*[.B37]*[.B37]+[.$H$8]*[.B37]*[.B37]+[.$H$7]*[.B37]+[.$H$6]" office:value-type="float" office:value="-0.950956907244653" calcext:value-type="float">
            <text:p>-0.9509569072</text:p>
          </table:table-cell>
          <table:table-cell table:formula="of:=([.C37]-[.D37])*([.C37]-[.D37])" office:value-type="float" office:value="0.00801981812233197" calcext:value-type="float">
            <text:p>0.00801981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4" calcext:value-type="float">
            <text:p>0.64</text:p>
          </table:table-cell>
          <table:table-cell office:value-type="float" office:value="-0.83655973" calcext:value-type="float">
            <text:p>-0.83655973</text:p>
          </table:table-cell>
          <table:table-cell table:formula="of:=[.$H$9]*[.B38]*[.B38]*[.B38]+[.$H$8]*[.B38]*[.B38]+[.$H$7]*[.B38]+[.$H$6]" office:value-type="float" office:value="-0.938508595925114" calcext:value-type="float">
            <text:p>-0.9385085959</text:p>
          </table:table-cell>
          <table:table-cell table:formula="of:=([.C38]-[.D38])*([.C38]-[.D38])" office:value-type="float" office:value="0.0103935712634168" calcext:value-type="float">
            <text:p>0.01039357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6" calcext:value-type="float">
            <text:p>0.66</text:p>
          </table:table-cell>
          <table:table-cell office:value-type="float" office:value="-0.85402302" calcext:value-type="float">
            <text:p>-0.85402302</text:p>
          </table:table-cell>
          <table:table-cell table:formula="of:=[.$H$9]*[.B39]*[.B39]*[.B39]+[.$H$8]*[.B39]*[.B39]+[.$H$7]*[.B39]+[.$H$6]" office:value-type="float" office:value="-0.923286848176865" calcext:value-type="float">
            <text:p>-0.9232868482</text:p>
          </table:table-cell>
          <table:table-cell table:formula="of:=([.C39]-[.D39])*([.C39]-[.D39])" office:value-type="float" office:value="0.00479747789371422" calcext:value-type="float">
            <text:p>0.0047974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-0.73152617" calcext:value-type="float">
            <text:p>-0.73152617</text:p>
          </table:table-cell>
          <table:table-cell table:formula="of:=[.$H$9]*[.B40]*[.B40]*[.B40]+[.$H$8]*[.B40]*[.B40]+[.$H$7]*[.B40]+[.$H$6]" office:value-type="float" office:value="-0.905401596253582" calcext:value-type="float">
            <text:p>-0.9054015963</text:p>
          </table:table-cell>
          <table:table-cell table:formula="of:=([.C40]-[.D40])*([.C40]-[.D40])" office:value-type="float" office:value="0.0302326638548648" calcext:value-type="float">
            <text:p>0.03023266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-0.84550271" calcext:value-type="float">
            <text:p>-0.84550271</text:p>
          </table:table-cell>
          <table:table-cell table:formula="of:=[.$H$9]*[.B41]*[.B41]*[.B41]+[.$H$8]*[.B41]*[.B41]+[.$H$7]*[.B41]+[.$H$6]" office:value-type="float" office:value="-0.884962772408941" calcext:value-type="float">
            <text:p>-0.8849627724</text:p>
          </table:table-cell>
          <table:table-cell table:formula="of:=([.C41]-[.D41])*([.C41]-[.D41])" office:value-type="float" office:value="0.00155709652531751" calcext:value-type="float">
            <text:p>0.0015570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-0.72721402" calcext:value-type="float">
            <text:p>-0.72721402</text:p>
          </table:table-cell>
          <table:table-cell table:formula="of:=[.$H$9]*[.B42]*[.B42]*[.B42]+[.$H$8]*[.B42]*[.B42]+[.$H$7]*[.B42]+[.$H$6]" office:value-type="float" office:value="-0.862080308896621" calcext:value-type="float">
            <text:p>-0.8620803089</text:p>
          </table:table-cell>
          <table:table-cell table:formula="of:=([.C42]-[.D42])*([.C42]-[.D42])" office:value-type="float" office:value="0.0181889158807469" calcext:value-type="float">
            <text:p>0.0181889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" calcext:value-type="float">
            <text:p>0.74</text:p>
          </table:table-cell>
          <table:table-cell office:value-type="float" office:value="-1.1885933" calcext:value-type="float">
            <text:p>-1.1885933</text:p>
          </table:table-cell>
          <table:table-cell table:formula="of:=[.$H$9]*[.B43]*[.B43]*[.B43]+[.$H$8]*[.B43]*[.B43]+[.$H$7]*[.B43]+[.$H$6]" office:value-type="float" office:value="-0.836864137970296" calcext:value-type="float">
            <text:p>-0.836864138</text:p>
          </table:table-cell>
          <table:table-cell table:formula="of:=([.C43]-[.D43])*([.C43]-[.D43])" office:value-type="float" office:value="0.123713403422118" calcext:value-type="float">
            <text:p>0.1237134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" calcext:value-type="float">
            <text:p>0.76</text:p>
          </table:table-cell>
          <table:table-cell office:value-type="float" office:value="-0.93140306" calcext:value-type="float">
            <text:p>-0.93140306</text:p>
          </table:table-cell>
          <table:table-cell table:formula="of:=[.$H$9]*[.B44]*[.B44]*[.B44]+[.$H$8]*[.B44]*[.B44]+[.$H$7]*[.B44]+[.$H$6]" office:value-type="float" office:value="-0.809424191883644" calcext:value-type="float">
            <text:p>-0.8094241919</text:p>
          </table:table-cell>
          <table:table-cell table:formula="of:=([.C44]-[.D44])*([.C44]-[.D44])" office:value-type="float" office:value="0.0148788442669475" calcext:value-type="float">
            <text:p>0.01487884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" calcext:value-type="float">
            <text:p>0.78</text:p>
          </table:table-cell>
          <table:table-cell office:value-type="float" office:value="-0.93482842" calcext:value-type="float">
            <text:p>-0.93482842</text:p>
          </table:table-cell>
          <table:table-cell table:formula="of:=[.$H$9]*[.B45]*[.B45]*[.B45]+[.$H$8]*[.B45]*[.B45]+[.$H$7]*[.B45]+[.$H$6]" office:value-type="float" office:value="-0.779870402890341" calcext:value-type="float">
            <text:p>-0.7798704029</text:p>
          </table:table-cell>
          <table:table-cell table:formula="of:=([.C45]-[.D45])*([.C45]-[.D45])" office:value-type="float" office:value="0.0240119870665575" calcext:value-type="float">
            <text:p>0.02401198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-1.1971238" calcext:value-type="float">
            <text:p>-1.1971238</text:p>
          </table:table-cell>
          <table:table-cell table:formula="of:=[.$H$9]*[.B46]*[.B46]*[.B46]+[.$H$8]*[.B46]*[.B46]+[.$H$7]*[.B46]+[.$H$6]" office:value-type="float" office:value="-0.748312703244064" calcext:value-type="float">
            <text:p>-0.7483127032</text:p>
          </table:table-cell>
          <table:table-cell table:formula="of:=([.C46]-[.D46])*([.C46]-[.D46])" office:value-type="float" office:value="0.201431400571266" calcext:value-type="float">
            <text:p>0.20143140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2" calcext:value-type="float">
            <text:p>0.82</text:p>
          </table:table-cell>
          <table:table-cell office:value-type="float" office:value="-0.79454626" calcext:value-type="float">
            <text:p>-0.79454626</text:p>
          </table:table-cell>
          <table:table-cell table:formula="of:=[.$H$9]*[.B47]*[.B47]*[.B47]+[.$H$8]*[.B47]*[.B47]+[.$H$7]*[.B47]+[.$H$6]" office:value-type="float" office:value="-0.714861025198488" calcext:value-type="float">
            <text:p>-0.7148610252</text:p>
          </table:table-cell>
          <table:table-cell table:formula="of:=([.C47]-[.D47])*([.C47]-[.D47])" office:value-type="float" office:value="0.0063497366453721" calcext:value-type="float">
            <text:p>0.00634973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-1.0239888" calcext:value-type="float">
            <text:p>-1.0239888</text:p>
          </table:table-cell>
          <table:table-cell table:formula="of:=[.$H$9]*[.B48]*[.B48]*[.B48]+[.$H$8]*[.B48]*[.B48]+[.$H$7]*[.B48]+[.$H$6]" office:value-type="float" office:value="-0.679625301007292" calcext:value-type="float">
            <text:p>-0.679625301</text:p>
          </table:table-cell>
          <table:table-cell table:formula="of:=([.C48]-[.D48])*([.C48]-[.D48])" office:value-type="float" office:value="0.118586219438501" calcext:value-type="float">
            <text:p>0.11858621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6" calcext:value-type="float">
            <text:p>0.86</text:p>
          </table:table-cell>
          <table:table-cell office:value-type="float" office:value="-0.49345822" calcext:value-type="float">
            <text:p>-0.49345822</text:p>
          </table:table-cell>
          <table:table-cell table:formula="of:=[.$H$9]*[.B49]*[.B49]*[.B49]+[.$H$8]*[.B49]*[.B49]+[.$H$7]*[.B49]+[.$H$6]" office:value-type="float" office:value="-0.642715462924151" calcext:value-type="float">
            <text:p>-0.6427154629</text:p>
          </table:table-cell>
          <table:table-cell table:formula="of:=([.C49]-[.D49])*([.C49]-[.D49])" office:value-type="float" office:value="0.022277724565319" calcext:value-type="float">
            <text:p>0.0222777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-0.8985312" calcext:value-type="float">
            <text:p>-0.8985312</text:p>
          </table:table-cell>
          <table:table-cell table:formula="of:=[.$H$9]*[.B50]*[.B50]*[.B50]+[.$H$8]*[.B50]*[.B50]+[.$H$7]*[.B50]+[.$H$6]" office:value-type="float" office:value="-0.604241443202742" calcext:value-type="float">
            <text:p>-0.6042414432</text:p>
          </table:table-cell>
          <table:table-cell table:formula="of:=([.C50]-[.D50])*([.C50]-[.D50])" office:value-type="float" office:value="0.0866064609557896" calcext:value-type="float">
            <text:p>0.086606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-0.59016419" calcext:value-type="float">
            <text:p>-0.59016419</text:p>
          </table:table-cell>
          <table:table-cell table:formula="of:=[.$H$9]*[.B51]*[.B51]*[.B51]+[.$H$8]*[.B51]*[.B51]+[.$H$7]*[.B51]+[.$H$6]" office:value-type="float" office:value="-0.564313174096742" calcext:value-type="float">
            <text:p>-0.5643131741</text:p>
          </table:table-cell>
          <table:table-cell table:formula="of:=([.C51]-[.D51])*([.C51]-[.D51])" office:value-type="float" office:value="0.000668275023230492" calcext:value-type="float">
            <text:p>0.0006682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-0.60796959" calcext:value-type="float">
            <text:p>-0.60796959</text:p>
          </table:table-cell>
          <table:table-cell table:formula="of:=[.$H$9]*[.B52]*[.B52]*[.B52]+[.$H$8]*[.B52]*[.B52]+[.$H$7]*[.B52]+[.$H$6]" office:value-type="float" office:value="-0.523040587859827" calcext:value-type="float">
            <text:p>-0.5230405879</text:p>
          </table:table-cell>
          <table:table-cell table:formula="of:=([.C52]-[.D52])*([.C52]-[.D52])" office:value-type="float" office:value="0.00721293540452554" calcext:value-type="float">
            <text:p>0.00721293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-0.78981323" calcext:value-type="float">
            <text:p>-0.78981323</text:p>
          </table:table-cell>
          <table:table-cell table:formula="of:=[.$H$9]*[.B53]*[.B53]*[.B53]+[.$H$8]*[.B53]*[.B53]+[.$H$7]*[.B53]+[.$H$6]" office:value-type="float" office:value="-0.480533616745674" calcext:value-type="float">
            <text:p>-0.4805336167</text:p>
          </table:table-cell>
          <table:table-cell table:formula="of:=([.C53]-[.D53])*([.C53]-[.D53])" office:value-type="float" office:value="0.0956538791747456" calcext:value-type="float">
            <text:p>0.09565387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6" calcext:value-type="float">
            <text:p>0.96</text:p>
          </table:table-cell>
          <table:table-cell office:value-type="float" office:value="-0.99101052" calcext:value-type="float">
            <text:p>-0.99101052</text:p>
          </table:table-cell>
          <table:table-cell table:formula="of:=[.$H$9]*[.B54]*[.B54]*[.B54]+[.$H$8]*[.B54]*[.B54]+[.$H$7]*[.B54]+[.$H$6]" office:value-type="float" office:value="-0.436902193007957" calcext:value-type="float">
            <text:p>-0.436902193</text:p>
          </table:table-cell>
          <table:table-cell table:formula="of:=([.C54]-[.D54])*([.C54]-[.D54])" office:value-type="float" office:value="0.30703603804192" calcext:value-type="float">
            <text:p>0.3070360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8" calcext:value-type="float">
            <text:p>0.98</text:p>
          </table:table-cell>
          <table:table-cell office:value-type="float" office:value="-0.51817237" calcext:value-type="float">
            <text:p>-0.51817237</text:p>
          </table:table-cell>
          <table:table-cell table:formula="of:=[.$H$9]*[.B55]*[.B55]*[.B55]+[.$H$8]*[.B55]*[.B55]+[.$H$7]*[.B55]+[.$H$6]" office:value-type="float" office:value="-0.392256248900358" calcext:value-type="float">
            <text:p>-0.3922562489</text:p>
          </table:table-cell>
          <table:table-cell table:formula="of:=([.C55]-[.D55])*([.C55]-[.D55])" office:value-type="float" office:value="0.0158548695527797" calcext:value-type="float">
            <text:p>0.01585486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0.65611724" calcext:value-type="float">
            <text:p>-0.65611724</text:p>
          </table:table-cell>
          <table:table-cell table:formula="of:=[.$H$9]*[.B56]*[.B56]*[.B56]+[.$H$8]*[.B56]*[.B56]+[.$H$7]*[.B56]+[.$H$6]" office:value-type="float" office:value="-0.34670571667655" calcext:value-type="float">
            <text:p>-0.3467057167</text:p>
          </table:table-cell>
          <table:table-cell table:formula="of:=([.C56]-[.D56])*([.C56]-[.D56])" office:value-type="float" office:value="0.0957354907653381" calcext:value-type="float">
            <text:p>0.09573549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2" calcext:value-type="float">
            <text:p>1.02</text:p>
          </table:table-cell>
          <table:table-cell office:value-type="float" office:value="-0.27713653" calcext:value-type="float">
            <text:p>-0.27713653</text:p>
          </table:table-cell>
          <table:table-cell table:formula="of:=[.$H$9]*[.B57]*[.B57]*[.B57]+[.$H$8]*[.B57]*[.B57]+[.$H$7]*[.B57]+[.$H$6]" office:value-type="float" office:value="-0.30036052859021" calcext:value-type="float">
            <text:p>-0.3003605286</text:p>
          </table:table-cell>
          <table:table-cell table:formula="of:=([.C57]-[.D57])*([.C57]-[.D57])" office:value-type="float" office:value="0.000539354110518061" calcext:value-type="float">
            <text:p>0.00053935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4" calcext:value-type="float">
            <text:p>1.04</text:p>
          </table:table-cell>
          <table:table-cell office:value-type="float" office:value="-0.24309477" calcext:value-type="float">
            <text:p>-0.24309477</text:p>
          </table:table-cell>
          <table:table-cell table:formula="of:=[.$H$9]*[.B58]*[.B58]*[.B58]+[.$H$8]*[.B58]*[.B58]+[.$H$7]*[.B58]+[.$H$6]" office:value-type="float" office:value="-0.253330616895013" calcext:value-type="float">
            <text:p>-0.2533306169</text:p>
          </table:table-cell>
          <table:table-cell table:formula="of:=([.C58]-[.D58])*([.C58]-[.D58])" office:value-type="float" office:value="0.000104772561658143" calcext:value-type="float">
            <text:p>0.00010477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6" calcext:value-type="float">
            <text:p>1.06</text:p>
          </table:table-cell>
          <table:table-cell office:value-type="float" office:value="0.050456838" calcext:value-type="float">
            <text:p>0.050456838</text:p>
          </table:table-cell>
          <table:table-cell table:formula="of:=[.$H$9]*[.B59]*[.B59]*[.B59]+[.$H$8]*[.B59]*[.B59]+[.$H$7]*[.B59]+[.$H$6]" office:value-type="float" office:value="-0.205725913844638" calcext:value-type="float">
            <text:p>-0.2057259138</text:p>
          </table:table-cell>
          <table:table-cell table:formula="of:=([.C59]-[.D59])*([.C59]-[.D59])" office:value-type="float" office:value="0.0656296023426913" calcext:value-type="float">
            <text:p>0.06562960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8" calcext:value-type="float">
            <text:p>1.08</text:p>
          </table:table-cell>
          <table:table-cell office:value-type="float" office:value="-0.11213291" calcext:value-type="float">
            <text:p>-0.11213291</text:p>
          </table:table-cell>
          <table:table-cell table:formula="of:=[.$H$9]*[.B60]*[.B60]*[.B60]+[.$H$8]*[.B60]*[.B60]+[.$H$7]*[.B60]+[.$H$6]" office:value-type="float" office:value="-0.157656351692762" calcext:value-type="float">
            <text:p>-0.1576563517</text:p>
          </table:table-cell>
          <table:table-cell table:formula="of:=([.C60]-[.D60])*([.C60]-[.D60])" office:value-type="float" office:value="0.00207238374355427" calcext:value-type="float">
            <text:p>0.00207238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-0.30064814" calcext:value-type="float">
            <text:p>-0.30064814</text:p>
          </table:table-cell>
          <table:table-cell table:formula="of:=[.$H$9]*[.B61]*[.B61]*[.B61]+[.$H$8]*[.B61]*[.B61]+[.$H$7]*[.B61]+[.$H$6]" office:value-type="float" office:value="-0.109231862693058" calcext:value-type="float">
            <text:p>-0.1092318627</text:p>
          </table:table-cell>
          <table:table-cell table:formula="of:=([.C61]-[.D61])*([.C61]-[.D61])" office:value-type="float" office:value="0.0366401912180481" calcext:value-type="float">
            <text:p>0.0366401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-0.036788935" calcext:value-type="float">
            <text:p>-0.036788935</text:p>
          </table:table-cell>
          <table:table-cell table:formula="of:=[.$H$9]*[.B62]*[.B62]*[.B62]+[.$H$8]*[.B62]*[.B62]+[.$H$7]*[.B62]+[.$H$6]" office:value-type="float" office:value="-0.0605623790992057" calcext:value-type="float">
            <text:p>-0.0605623791</text:p>
          </table:table-cell>
          <table:table-cell table:formula="of:=([.C62]-[.D62])*([.C62]-[.D62])" office:value-type="float" office:value="0.000565176644338058" calcext:value-type="float">
            <text:p>0.0005651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4" calcext:value-type="float">
            <text:p>1.14</text:p>
          </table:table-cell>
          <table:table-cell office:value-type="float" office:value="-0.25520479" calcext:value-type="float">
            <text:p>-0.25520479</text:p>
          </table:table-cell>
          <table:table-cell table:formula="of:=[.$H$9]*[.B63]*[.B63]*[.B63]+[.$H$8]*[.B63]*[.B63]+[.$H$7]*[.B63]+[.$H$6]" office:value-type="float" office:value="-0.0117578331648808" calcext:value-type="float">
            <text:p>-0.0117578332</text:p>
          </table:table-cell>
          <table:table-cell table:formula="of:=([.C63]-[.D63])*([.C63]-[.D63])" office:value-type="float" office:value="0.0592664207922804" calcext:value-type="float">
            <text:p>0.05926642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6" calcext:value-type="float">
            <text:p>1.16</text:p>
          </table:table-cell>
          <table:table-cell office:value-type="float" office:value="0.0023810101" calcext:value-type="float">
            <text:p>0.0023810101</text:p>
          </table:table-cell>
          <table:table-cell table:formula="of:=[.$H$9]*[.B64]*[.B64]*[.B64]+[.$H$8]*[.B64]*[.B64]+[.$H$7]*[.B64]+[.$H$6]" office:value-type="float" office:value="0.0370718428562388" calcext:value-type="float">
            <text:p>0.0370718429</text:p>
          </table:table-cell>
          <table:table-cell table:formula="of:=([.C64]-[.D64])*([.C64]-[.D64])" office:value-type="float" office:value="0.00120345387732133" calcext:value-type="float">
            <text:p>0.0012034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8" calcext:value-type="float">
            <text:p>1.18</text:p>
          </table:table-cell>
          <table:table-cell office:value-type="float" office:value="0.05628144" calcext:value-type="float">
            <text:p>0.05628144</text:p>
          </table:table-cell>
          <table:table-cell table:formula="of:=[.$H$9]*[.B65]*[.B65]*[.B65]+[.$H$8]*[.B65]*[.B65]+[.$H$7]*[.B65]+[.$H$6]" office:value-type="float" office:value="0.0858167167104794" calcext:value-type="float">
            <text:p>0.0858167167</text:p>
          </table:table-cell>
          <table:table-cell table:formula="of:=([.C65]-[.D65])*([.C65]-[.D65])" office:value-type="float" office:value="0.000872332570364588" calcext:value-type="float">
            <text:p>0.0008723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0.12534187" calcext:value-type="float">
            <text:p>0.12534187</text:p>
          </table:table-cell>
          <table:table-cell table:formula="of:=[.$H$9]*[.B66]*[.B66]*[.B66]+[.$H$8]*[.B66]*[.B66]+[.$H$7]*[.B66]+[.$H$6]" office:value-type="float" office:value="0.134366856144161" calcext:value-type="float">
            <text:p>0.1343668561</text:p>
          </table:table-cell>
          <table:table-cell table:formula="of:=([.C66]-[.D66])*([.C66]-[.D66])" office:value-type="float" office:value="0.0000814503749023056" calcext:value-type="float">
            <text:p>8.14503749023056E-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2" calcext:value-type="float">
            <text:p>1.22</text:p>
          </table:table-cell>
          <table:table-cell office:value-type="float" office:value="0.12072256" calcext:value-type="float">
            <text:p>0.12072256</text:p>
          </table:table-cell>
          <table:table-cell table:formula="of:=[.$H$9]*[.B67]*[.B67]*[.B67]+[.$H$8]*[.B67]*[.B67]+[.$H$7]*[.B67]+[.$H$6]" office:value-type="float" office:value="0.18261232890361" calcext:value-type="float">
            <text:p>0.1826123289</text:p>
          </table:table-cell>
          <table:table-cell table:formula="of:=([.C67]-[.D67])*([.C67]-[.D67])" office:value-type="float" office:value="0.0038303434949422" calcext:value-type="float">
            <text:p>0.0038303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4" calcext:value-type="float">
            <text:p>1.24</text:p>
          </table:table-cell>
          <table:table-cell office:value-type="float" office:value="0.46159998" calcext:value-type="float">
            <text:p>0.46159998</text:p>
          </table:table-cell>
          <table:table-cell table:formula="of:=[.$H$9]*[.B68]*[.B68]*[.B68]+[.$H$8]*[.B68]*[.B68]+[.$H$7]*[.B68]+[.$H$6]" office:value-type="float" office:value="0.230443202735149" calcext:value-type="float">
            <text:p>0.2304432027</text:p>
          </table:table-cell>
          <table:table-cell table:formula="of:=([.C68]-[.D68])*([.C68]-[.D68])" office:value-type="float" office:value="0.0534334556754718" calcext:value-type="float">
            <text:p>0.05343345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6" calcext:value-type="float">
            <text:p>1.26</text:p>
          </table:table-cell>
          <table:table-cell office:value-type="float" office:value="-0.074758145" calcext:value-type="float">
            <text:p>-0.074758145</text:p>
          </table:table-cell>
          <table:table-cell table:formula="of:=[.$H$9]*[.B69]*[.B69]*[.B69]+[.$H$8]*[.B69]*[.B69]+[.$H$7]*[.B69]+[.$H$6]" office:value-type="float" office:value="0.2777495453851" calcext:value-type="float">
            <text:p>0.2777495454</text:p>
          </table:table-cell>
          <table:table-cell table:formula="of:=([.C69]-[.D69])*([.C69]-[.D69])" office:value-type="float" office:value="0.124261671780638" calcext:value-type="float">
            <text:p>0.1242616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8" calcext:value-type="float">
            <text:p>1.28</text:p>
          </table:table-cell>
          <table:table-cell office:value-type="float" office:value="0.44204853" calcext:value-type="float">
            <text:p>0.44204853</text:p>
          </table:table-cell>
          <table:table-cell table:formula="of:=[.$H$9]*[.B70]*[.B70]*[.B70]+[.$H$8]*[.B70]*[.B70]+[.$H$7]*[.B70]+[.$H$6]" office:value-type="float" office:value="0.324421424599787" calcext:value-type="float">
            <text:p>0.3244214246</text:p>
          </table:table-cell>
          <table:table-cell table:formula="of:=([.C70]-[.D70])*([.C70]-[.D70])" office:value-type="float" office:value="0.0138361359248328" calcext:value-type="float">
            <text:p>0.0138361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0.59064205" calcext:value-type="float">
            <text:p>0.59064205</text:p>
          </table:table-cell>
          <table:table-cell table:formula="of:=[.$H$9]*[.B71]*[.B71]*[.B71]+[.$H$8]*[.B71]*[.B71]+[.$H$7]*[.B71]+[.$H$6]" office:value-type="float" office:value="0.370348908125535" calcext:value-type="float">
            <text:p>0.3703489081</text:p>
          </table:table-cell>
          <table:table-cell table:formula="of:=([.C71]-[.D71])*([.C71]-[.D71])" office:value-type="float" office:value="0.0485290683569231" calcext:value-type="float">
            <text:p>0.04852906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2" calcext:value-type="float">
            <text:p>1.32</text:p>
          </table:table-cell>
          <table:table-cell office:value-type="float" office:value="0.61134255" calcext:value-type="float">
            <text:p>0.61134255</text:p>
          </table:table-cell>
          <table:table-cell table:formula="of:=[.$H$9]*[.B72]*[.B72]*[.B72]+[.$H$8]*[.B72]*[.B72]+[.$H$7]*[.B72]+[.$H$6]" office:value-type="float" office:value="0.415422063708668" calcext:value-type="float">
            <text:p>0.4154220637</text:p>
          </table:table-cell>
          <table:table-cell table:formula="of:=([.C72]-[.D72])*([.C72]-[.D72])" office:value-type="float" office:value="0.0383848369486321" calcext:value-type="float">
            <text:p>0.03838483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4" calcext:value-type="float">
            <text:p>1.34</text:p>
          </table:table-cell>
          <table:table-cell office:value-type="float" office:value="0.63270246" calcext:value-type="float">
            <text:p>0.63270246</text:p>
          </table:table-cell>
          <table:table-cell table:formula="of:=[.$H$9]*[.B73]*[.B73]*[.B73]+[.$H$8]*[.B73]*[.B73]+[.$H$7]*[.B73]+[.$H$6]" office:value-type="float" office:value="0.459530959095504" calcext:value-type="float">
            <text:p>0.4595309591</text:p>
          </table:table-cell>
          <table:table-cell table:formula="of:=([.C73]-[.D73])*([.C73]-[.D73])" office:value-type="float" office:value="0.0299883687255158" calcext:value-type="float">
            <text:p>0.02998836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6" calcext:value-type="float">
            <text:p>1.36</text:p>
          </table:table-cell>
          <table:table-cell office:value-type="float" office:value="0.57533176" calcext:value-type="float">
            <text:p>0.57533176</text:p>
          </table:table-cell>
          <table:table-cell table:formula="of:=[.$H$9]*[.B74]*[.B74]*[.B74]+[.$H$8]*[.B74]*[.B74]+[.$H$7]*[.B74]+[.$H$6]" office:value-type="float" office:value="0.502565662032374" calcext:value-type="float">
            <text:p>0.502565662</text:p>
          </table:table-cell>
          <table:table-cell table:formula="of:=([.C74]-[.D74])*([.C74]-[.D74])" office:value-type="float" office:value="0.00529490501343413" calcext:value-type="float">
            <text:p>0.005294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8" calcext:value-type="float">
            <text:p>1.38</text:p>
          </table:table-cell>
          <table:table-cell office:value-type="float" office:value="0.75080421" calcext:value-type="float">
            <text:p>0.75080421</text:p>
          </table:table-cell>
          <table:table-cell table:formula="of:=[.$H$9]*[.B75]*[.B75]*[.B75]+[.$H$8]*[.B75]*[.B75]+[.$H$7]*[.B75]+[.$H$6]" office:value-type="float" office:value="0.544416240265594" calcext:value-type="float">
            <text:p>0.5444162403</text:p>
          </table:table-cell>
          <table:table-cell table:formula="of:=([.C75]-[.D75])*([.C75]-[.D75])" office:value-type="float" office:value="0.0425959940510902" calcext:value-type="float">
            <text:p>0.04259599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0.77509191" calcext:value-type="float">
            <text:p>0.77509191</text:p>
          </table:table-cell>
          <table:table-cell table:formula="of:=[.$H$9]*[.B76]*[.B76]*[.B76]+[.$H$8]*[.B76]*[.B76]+[.$H$7]*[.B76]+[.$H$6]" office:value-type="float" office:value="0.584972761541493" calcext:value-type="float">
            <text:p>0.5849727615</text:p>
          </table:table-cell>
          <table:table-cell table:formula="of:=([.C76]-[.D76])*([.C76]-[.D76])" office:value-type="float" office:value="0.0361452906105878" calcext:value-type="float">
            <text:p>0.0361452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2" calcext:value-type="float">
            <text:p>1.42</text:p>
          </table:table-cell>
          <table:table-cell office:value-type="float" office:value="0.65375277" calcext:value-type="float">
            <text:p>0.65375277</text:p>
          </table:table-cell>
          <table:table-cell table:formula="of:=[.$H$9]*[.B77]*[.B77]*[.B77]+[.$H$8]*[.B77]*[.B77]+[.$H$7]*[.B77]+[.$H$6]" office:value-type="float" office:value="0.624125293606392" calcext:value-type="float">
            <text:p>0.6241252936</text:p>
          </table:table-cell>
          <table:table-cell table:formula="of:=([.C77]-[.D77])*([.C77]-[.D77])" office:value-type="float" office:value="0.00087778735745383" calcext:value-type="float">
            <text:p>0.00087778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4" calcext:value-type="float">
            <text:p>1.44</text:p>
          </table:table-cell>
          <table:table-cell office:value-type="float" office:value="0.67044735" calcext:value-type="float">
            <text:p>0.67044735</text:p>
          </table:table-cell>
          <table:table-cell table:formula="of:=[.$H$9]*[.B78]*[.B78]*[.B78]+[.$H$8]*[.B78]*[.B78]+[.$H$7]*[.B78]+[.$H$6]" office:value-type="float" office:value="0.661763904206617" calcext:value-type="float">
            <text:p>0.6617639042</text:p>
          </table:table-cell>
          <table:table-cell table:formula="of:=([.C78]-[.D78])*([.C78]-[.D78])" office:value-type="float" office:value="0.0000754022308466148" calcext:value-type="float">
            <text:p>7.54022308466148E-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6" calcext:value-type="float">
            <text:p>1.46</text:p>
          </table:table-cell>
          <table:table-cell office:value-type="float" office:value="0.72516607" calcext:value-type="float">
            <text:p>0.72516607</text:p>
          </table:table-cell>
          <table:table-cell table:formula="of:=[.$H$9]*[.B79]*[.B79]*[.B79]+[.$H$8]*[.B79]*[.B79]+[.$H$7]*[.B79]+[.$H$6]" office:value-type="float" office:value="0.697778661088488" calcext:value-type="float">
            <text:p>0.6977786611</text:p>
          </table:table-cell>
          <table:table-cell table:formula="of:=([.C79]-[.D79])*([.C79]-[.D79])" office:value-type="float" office:value="0.000750070166886369" calcext:value-type="float">
            <text:p>0.00075007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8" calcext:value-type="float">
            <text:p>1.48</text:p>
          </table:table-cell>
          <table:table-cell office:value-type="float" office:value="0.52492521" calcext:value-type="float">
            <text:p>0.52492521</text:p>
          </table:table-cell>
          <table:table-cell table:formula="of:=[.$H$9]*[.B80]*[.B80]*[.B80]+[.$H$8]*[.B80]*[.B80]+[.$H$7]*[.B80]+[.$H$6]" office:value-type="float" office:value="0.732059631998325" calcext:value-type="float">
            <text:p>0.732059632</text:p>
          </table:table-cell>
          <table:table-cell table:formula="of:=([.C80]-[.D80])*([.C80]-[.D80])" office:value-type="float" office:value="0.0429046687765801" calcext:value-type="float">
            <text:p>0.04290466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80583935" calcext:value-type="float">
            <text:p>0.80583935</text:p>
          </table:table-cell>
          <table:table-cell table:formula="of:=[.$H$9]*[.B81]*[.B81]*[.B81]+[.$H$8]*[.B81]*[.B81]+[.$H$7]*[.B81]+[.$H$6]" office:value-type="float" office:value="0.764496884682461" calcext:value-type="float">
            <text:p>0.7644968847</text:p>
          </table:table-cell>
          <table:table-cell table:formula="of:=([.C81]-[.D81])*([.C81]-[.D81])" office:value-type="float" office:value="0.00170919943853187" calcext:value-type="float">
            <text:p>0.00170919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 office:value-type="float" office:value="0.90598019" calcext:value-type="float">
            <text:p>0.90598019</text:p>
          </table:table-cell>
          <table:table-cell table:formula="of:=[.$H$9]*[.B82]*[.B82]*[.B82]+[.$H$8]*[.B82]*[.B82]+[.$H$7]*[.B82]+[.$H$6]" office:value-type="float" office:value="0.794980486887217" calcext:value-type="float">
            <text:p>0.7949804869</text:p>
          </table:table-cell>
          <table:table-cell table:formula="of:=([.C82]-[.D82])*([.C82]-[.D82])" office:value-type="float" office:value="0.012320934091126" calcext:value-type="float">
            <text:p>0.01232093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office:value-type="float" office:value="0.97176149" calcext:value-type="float">
            <text:p>0.97176149</text:p>
          </table:table-cell>
          <table:table-cell table:formula="of:=[.$H$9]*[.B83]*[.B83]*[.B83]+[.$H$8]*[.B83]*[.B83]+[.$H$7]*[.B83]+[.$H$6]" office:value-type="float" office:value="0.823400506358911" calcext:value-type="float">
            <text:p>0.8234005064</text:p>
          </table:table-cell>
          <table:table-cell table:formula="of:=([.C83]-[.D83])*([.C83]-[.D83])" office:value-type="float" office:value="0.0220109814669514" calcext:value-type="float">
            <text:p>0.02201098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6" calcext:value-type="float">
            <text:p>1.56</text:p>
          </table:table-cell>
          <table:table-cell office:value-type="float" office:value="1.2207728" calcext:value-type="float">
            <text:p>1.2207728</text:p>
          </table:table-cell>
          <table:table-cell table:formula="of:=[.$H$9]*[.B84]*[.B84]*[.B84]+[.$H$8]*[.B84]*[.B84]+[.$H$7]*[.B84]+[.$H$6]" office:value-type="float" office:value="0.849647010843869" calcext:value-type="float">
            <text:p>0.8496470108</text:p>
          </table:table-cell>
          <table:table-cell table:formula="of:=([.C84]-[.D84])*([.C84]-[.D84])" office:value-type="float" office:value="0.137734351376761" calcext:value-type="float">
            <text:p>0.13773435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8" calcext:value-type="float">
            <text:p>1.58</text:p>
          </table:table-cell>
          <table:table-cell office:value-type="float" office:value="0.88182768" calcext:value-type="float">
            <text:p>0.88182768</text:p>
          </table:table-cell>
          <table:table-cell table:formula="of:=[.$H$9]*[.B85]*[.B85]*[.B85]+[.$H$8]*[.B85]*[.B85]+[.$H$7]*[.B85]+[.$H$6]" office:value-type="float" office:value="0.873610068088416" calcext:value-type="float">
            <text:p>0.8736100681</text:p>
          </table:table-cell>
          <table:table-cell table:formula="of:=([.C85]-[.D85])*([.C85]-[.D85])" office:value-type="float" office:value="0.0000675291455294125" calcext:value-type="float">
            <text:p>6.75291455294125E-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1.0932299" calcext:value-type="float">
            <text:p>1.0932299</text:p>
          </table:table-cell>
          <table:table-cell table:formula="of:=[.$H$9]*[.B86]*[.B86]*[.B86]+[.$H$8]*[.B86]*[.B86]+[.$H$7]*[.B86]+[.$H$6]" office:value-type="float" office:value="0.895179745838872" calcext:value-type="float">
            <text:p>0.8951797458</text:p>
          </table:table-cell>
          <table:table-cell table:formula="of:=([.C86]-[.D86])*([.C86]-[.D86])" office:value-type="float" office:value="0.0392238635632467" calcext:value-type="float">
            <text:p>0.03922386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2" calcext:value-type="float">
            <text:p>1.62</text:p>
          </table:table-cell>
          <table:table-cell office:value-type="float" office:value="1.1415035" calcext:value-type="float">
            <text:p>1.1415035</text:p>
          </table:table-cell>
          <table:table-cell table:formula="of:=[.$H$9]*[.B87]*[.B87]*[.B87]+[.$H$8]*[.B87]*[.B87]+[.$H$7]*[.B87]+[.$H$6]" office:value-type="float" office:value="0.914246111841562" calcext:value-type="float">
            <text:p>0.9142461118</text:p>
          </table:table-cell>
          <table:table-cell table:formula="of:=([.C87]-[.D87])*([.C87]-[.D87])" office:value-type="float" office:value="0.051645920472595" calcext:value-type="float">
            <text:p>0.0516459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4" calcext:value-type="float">
            <text:p>1.64</text:p>
          </table:table-cell>
          <table:table-cell office:value-type="float" office:value="1.1794856" calcext:value-type="float">
            <text:p>1.1794856</text:p>
          </table:table-cell>
          <table:table-cell table:formula="of:=[.$H$9]*[.B88]*[.B88]*[.B88]+[.$H$8]*[.B88]*[.B88]+[.$H$7]*[.B88]+[.$H$6]" office:value-type="float" office:value="0.930699233842814" calcext:value-type="float">
            <text:p>0.9306992338</text:p>
          </table:table-cell>
          <table:table-cell table:formula="of:=([.C88]-[.D88])*([.C88]-[.D88])" office:value-type="float" office:value="0.0618946559856975" calcext:value-type="float">
            <text:p>0.061894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6" calcext:value-type="float">
            <text:p>1.66</text:p>
          </table:table-cell>
          <table:table-cell office:value-type="float" office:value="0.79897228" calcext:value-type="float">
            <text:p>0.79897228</text:p>
          </table:table-cell>
          <table:table-cell table:formula="of:=[.$H$9]*[.B89]*[.B89]*[.B89]+[.$H$8]*[.B89]*[.B89]+[.$H$7]*[.B89]+[.$H$6]" office:value-type="float" office:value="0.944429179588942" calcext:value-type="float">
            <text:p>0.9444291796</text:p>
          </table:table-cell>
          <table:table-cell table:formula="of:=([.C89]-[.D89])*([.C89]-[.D89])" office:value-type="float" office:value="0.0211577096380275" calcext:value-type="float">
            <text:p>0.02115770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8" calcext:value-type="float">
            <text:p>1.68</text:p>
          </table:table-cell>
          <table:table-cell office:value-type="float" office:value="1.0423281" calcext:value-type="float">
            <text:p>1.0423281</text:p>
          </table:table-cell>
          <table:table-cell table:formula="of:=[.$H$9]*[.B90]*[.B90]*[.B90]+[.$H$8]*[.B90]*[.B90]+[.$H$7]*[.B90]+[.$H$6]" office:value-type="float" office:value="0.955326016826278" calcext:value-type="float">
            <text:p>0.9553260168</text:p>
          </table:table-cell>
          <table:table-cell table:formula="of:=([.C90]-[.D90])*([.C90]-[.D90])" office:value-type="float" office:value="0.00756936247656721" calcext:value-type="float">
            <text:p>0.0075693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1.0464663" calcext:value-type="float">
            <text:p>1.0464663</text:p>
          </table:table-cell>
          <table:table-cell table:formula="of:=[.$H$9]*[.B91]*[.B91]*[.B91]+[.$H$8]*[.B91]*[.B91]+[.$H$7]*[.B91]+[.$H$6]" office:value-type="float" office:value="0.963279813301149" calcext:value-type="float">
            <text:p>0.9632798133</text:p>
          </table:table-cell>
          <table:table-cell table:formula="of:=([.C91]-[.D91])*([.C91]-[.D91])" office:value-type="float" office:value="0.00691999156929817" calcext:value-type="float">
            <text:p>0.00691999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2" calcext:value-type="float">
            <text:p>1.72</text:p>
          </table:table-cell>
          <table:table-cell office:value-type="float" office:value="0.79274811" calcext:value-type="float">
            <text:p>0.79274811</text:p>
          </table:table-cell>
          <table:table-cell table:formula="of:=[.$H$9]*[.B92]*[.B92]*[.B92]+[.$H$8]*[.B92]*[.B92]+[.$H$7]*[.B92]+[.$H$6]" office:value-type="float" office:value="0.968180636759864" calcext:value-type="float">
            <text:p>0.9681806368</text:p>
          </table:table-cell>
          <table:table-cell table:formula="of:=([.C92]-[.D92])*([.C92]-[.D92])" office:value-type="float" office:value="0.0307765714453505" calcext:value-type="float">
            <text:p>0.030776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4" calcext:value-type="float">
            <text:p>1.74</text:p>
          </table:table-cell>
          <table:table-cell office:value-type="float" office:value="0.83776119" calcext:value-type="float">
            <text:p>0.83776119</text:p>
          </table:table-cell>
          <table:table-cell table:formula="of:=[.$H$9]*[.B93]*[.B93]*[.B93]+[.$H$8]*[.B93]*[.B93]+[.$H$7]*[.B93]+[.$H$6]" office:value-type="float" office:value="0.969918554948755" calcext:value-type="float">
            <text:p>0.9699185549</text:p>
          </table:table-cell>
          <table:table-cell table:formula="of:=([.C93]-[.D93])*([.C93]-[.D93])" office:value-type="float" office:value="0.0174655691101984" calcext:value-type="float">
            <text:p>0.0174655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6" calcext:value-type="float">
            <text:p>1.76</text:p>
          </table:table-cell>
          <table:table-cell office:value-type="float" office:value="1.1909859" calcext:value-type="float">
            <text:p>1.1909859</text:p>
          </table:table-cell>
          <table:table-cell table:formula="of:=[.$H$9]*[.B94]*[.B94]*[.B94]+[.$H$8]*[.B94]*[.B94]+[.$H$7]*[.B94]+[.$H$6]" office:value-type="float" office:value="0.968383635614145" calcext:value-type="float">
            <text:p>0.9683836356</text:p>
          </table:table-cell>
          <table:table-cell table:formula="of:=([.C94]-[.D94])*([.C94]-[.D94])" office:value-type="float" office:value="0.04955176810971" calcext:value-type="float">
            <text:p>0.0495517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8" calcext:value-type="float">
            <text:p>1.78</text:p>
          </table:table-cell>
          <table:table-cell office:value-type="float" office:value="0.93311253" calcext:value-type="float">
            <text:p>0.93311253</text:p>
          </table:table-cell>
          <table:table-cell table:formula="of:=[.$H$9]*[.B95]*[.B95]*[.B95]+[.$H$8]*[.B95]*[.B95]+[.$H$7]*[.B95]+[.$H$6]" office:value-type="float" office:value="0.963465946502358" calcext:value-type="float">
            <text:p>0.9634659465</text:p>
          </table:table-cell>
          <table:table-cell table:formula="of:=([.C95]-[.D95])*([.C95]-[.D95])" office:value-type="float" office:value="0.000921329893365626" calcext:value-type="float">
            <text:p>0.00092132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1.0188569" calcext:value-type="float">
            <text:p>1.0188569</text:p>
          </table:table-cell>
          <table:table-cell table:formula="of:=[.$H$9]*[.B96]*[.B96]*[.B96]+[.$H$8]*[.B96]*[.B96]+[.$H$7]*[.B96]+[.$H$6]" office:value-type="float" office:value="0.955055555359715" calcext:value-type="float">
            <text:p>0.9550555554</text:p>
          </table:table-cell>
          <table:table-cell table:formula="of:=([.C96]-[.D96])*([.C96]-[.D96])" office:value-type="float" office:value="0.00407061157790843" calcext:value-type="float">
            <text:p>0.0040706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2" calcext:value-type="float">
            <text:p>1.82</text:p>
          </table:table-cell>
          <table:table-cell office:value-type="float" office:value="0.93659519" calcext:value-type="float">
            <text:p>0.93659519</text:p>
          </table:table-cell>
          <table:table-cell table:formula="of:=[.$H$9]*[.B97]*[.B97]*[.B97]+[.$H$8]*[.B97]*[.B97]+[.$H$7]*[.B97]+[.$H$6]" office:value-type="float" office:value="0.943042529932544" calcext:value-type="float">
            <text:p>0.9430425299</text:p>
          </table:table-cell>
          <table:table-cell table:formula="of:=([.C97]-[.D97])*([.C97]-[.D97])" office:value-type="float" office:value="0.0000415681922057734" calcext:value-type="float">
            <text:p>4.15681922057734E-0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4" calcext:value-type="float">
            <text:p>1.84</text:p>
          </table:table-cell>
          <table:table-cell office:value-type="float" office:value="0.76674838" calcext:value-type="float">
            <text:p>0.76674838</text:p>
          </table:table-cell>
          <table:table-cell table:formula="of:=[.$H$9]*[.B98]*[.B98]*[.B98]+[.$H$8]*[.B98]*[.B98]+[.$H$7]*[.B98]+[.$H$6]" office:value-type="float" office:value="0.927316937967163" calcext:value-type="float">
            <text:p>0.927316938</text:p>
          </table:table-cell>
          <table:table-cell table:formula="of:=([.C98]-[.D98])*([.C98]-[.D98])" office:value-type="float" office:value="0.025782261807654" calcext:value-type="float">
            <text:p>0.02578226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6" calcext:value-type="float">
            <text:p>1.86</text:p>
          </table:table-cell>
          <table:table-cell office:value-type="float" office:value="0.75358667" calcext:value-type="float">
            <text:p>0.75358667</text:p>
          </table:table-cell>
          <table:table-cell table:formula="of:=[.$H$9]*[.B99]*[.B99]*[.B99]+[.$H$8]*[.B99]*[.B99]+[.$H$7]*[.B99]+[.$H$6]" office:value-type="float" office:value="0.907768847209897" calcext:value-type="float">
            <text:p>0.9077688472</text:p>
          </table:table-cell>
          <table:table-cell table:formula="of:=([.C99]-[.D99])*([.C99]-[.D99])" office:value-type="float" office:value="0.0237721437691842" calcext:value-type="float">
            <text:p>0.02377214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8" calcext:value-type="float">
            <text:p>1.88</text:p>
          </table:table-cell>
          <table:table-cell office:value-type="float" office:value="0.92280913" calcext:value-type="float">
            <text:p>0.92280913</text:p>
          </table:table-cell>
          <table:table-cell table:formula="of:=[.$H$9]*[.B100]*[.B100]*[.B100]+[.$H$8]*[.B100]*[.B100]+[.$H$7]*[.B100]+[.$H$6]" office:value-type="float" office:value="0.884288325407071" calcext:value-type="float">
            <text:p>0.8842883254</text:p>
          </table:table-cell>
          <table:table-cell table:formula="of:=([.C100]-[.D100])*([.C100]-[.D100])" office:value-type="float" office:value="0.00148385238648659" calcext:value-type="float">
            <text:p>0.0014838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0.6097039" calcext:value-type="float">
            <text:p>0.6097039</text:p>
          </table:table-cell>
          <table:table-cell table:formula="of:=[.$H$9]*[.B101]*[.B101]*[.B101]+[.$H$8]*[.B101]*[.B101]+[.$H$7]*[.B101]+[.$H$6]" office:value-type="float" office:value="0.856765440305013" calcext:value-type="float">
            <text:p>0.8567654403</text:p>
          </table:table-cell>
          <table:table-cell table:formula="of:=([.C101]-[.D101])*([.C101]-[.D101])" office:value-type="float" office:value="0.0610394046978855" calcext:value-type="float">
            <text:p>0.06103940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2" calcext:value-type="float">
            <text:p>1.92</text:p>
          </table:table-cell>
          <table:table-cell office:value-type="float" office:value="0.91867883" calcext:value-type="float">
            <text:p>0.91867883</text:p>
          </table:table-cell>
          <table:table-cell table:formula="of:=[.$H$9]*[.B102]*[.B102]*[.B102]+[.$H$8]*[.B102]*[.B102]+[.$H$7]*[.B102]+[.$H$6]" office:value-type="float" office:value="0.825090259650039" calcext:value-type="float">
            <text:p>0.8250902597</text:p>
          </table:table-cell>
          <table:table-cell table:formula="of:=([.C102]-[.D102])*([.C102]-[.D102])" office:value-type="float" office:value="0.00875882050014957" calcext:value-type="float">
            <text:p>0.00875882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4" calcext:value-type="float">
            <text:p>1.94</text:p>
          </table:table-cell>
          <table:table-cell office:value-type="float" office:value="0.83627677" calcext:value-type="float">
            <text:p>0.83627677</text:p>
          </table:table-cell>
          <table:table-cell table:formula="of:=[.$H$9]*[.B103]*[.B103]*[.B103]+[.$H$8]*[.B103]*[.B103]+[.$H$7]*[.B103]+[.$H$6]" office:value-type="float" office:value="0.789152851188468" calcext:value-type="float">
            <text:p>0.7891528512</text:p>
          </table:table-cell>
          <table:table-cell table:formula="of:=([.C103]-[.D103])*([.C103]-[.D103])" office:value-type="float" office:value="0.00222066372415583" calcext:value-type="float">
            <text:p>0.0022206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6" calcext:value-type="float">
            <text:p>1.96</text:p>
          </table:table-cell>
          <table:table-cell office:value-type="float" office:value="0.51561052" calcext:value-type="float">
            <text:p>0.51561052</text:p>
          </table:table-cell>
          <table:table-cell table:formula="of:=[.$H$9]*[.B104]*[.B104]*[.B104]+[.$H$8]*[.B104]*[.B104]+[.$H$7]*[.B104]+[.$H$6]" office:value-type="float" office:value="0.748843282666637" calcext:value-type="float">
            <text:p>0.7488432827</text:p>
          </table:table-cell>
          <table:table-cell table:formula="of:=([.C104]-[.D104])*([.C104]-[.D104])" office:value-type="float" office:value="0.054397521581112" calcext:value-type="float">
            <text:p>0.05439752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8" calcext:value-type="float">
            <text:p>1.98</text:p>
          </table:table-cell>
          <table:table-cell office:value-type="float" office:value="0.58187884" calcext:value-type="float">
            <text:p>0.58187884</text:p>
          </table:table-cell>
          <table:table-cell table:formula="of:=[.$H$9]*[.B105]*[.B105]*[.B105]+[.$H$8]*[.B105]*[.B105]+[.$H$7]*[.B105]+[.$H$6]" office:value-type="float" office:value="0.704051621830855" calcext:value-type="float">
            <text:p>0.7040516218</text:p>
          </table:table-cell>
          <table:table-cell table:formula="of:=([.C105]-[.D105])*([.C105]-[.D105])" office:value-type="float" office:value="0.0149261886202896" calcext:value-type="float">
            <text:p>0.0149261886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0T16:28:57.599961460</dc:date>
    <meta:editing-duration>PT1H1M4S</meta:editing-duration>
    <meta:editing-cycles>1</meta:editing-cycles>
    <meta:document-statistic meta:table-count="2" meta:cell-count="416" meta:object-count="1"/>
    <meta:generator>LibreOffice/4.4.7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otted" svg:stroke-width="0.152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660066" draw:fill-color="#66006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Polynomial Approximation</text:p>
        </chart:title>
        <chart:legend chart:legend-position="end" svg:x="13.274cm" svg:y="3.952cm" style:legend-expansion="high" chart:style-name="ch3"/>
        <chart:plot-area chart:style-name="ch4" table:cell-range-address="data.C5:data.D105" chart:data-source-has-labels="row" svg:x="0.32cm" svg:y="1.275cm" svg:width="12.634cm" svg:height="7.545cm">
          <chartooo:coordinate-region svg:x="1.153cm" svg:y="1.474cm" svg:width="11.801cm" svg:height="7.1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6:data.C105" chart:label-cell-address="data.C5:data.C5" chart:class="chart:line">
            <chart:data-point chart:repeated="100"/>
          </chart:series>
          <chart:series chart:style-name="ch8" chart:values-cell-range-address="data.D6:data.D105" chart:label-cell-address="data.D5:data.D5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data.C5:data.C5</svg:desc>
                </draw:g>
              </table:table-cell>
              <table:table-cell office:value-type="string">
                <text:p>p(x)</text:p>
                <draw:g>
                  <svg:desc>data.D5:data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250403">
                <text:p>0.22250403</text:p>
                <draw:g>
                  <svg:desc>data.C6:data.C105</svg:desc>
                </draw:g>
              </table:table-cell>
              <table:table-cell office:value-type="float" office:value="0.638560286549371">
                <text:p>0.638560286549371</text:p>
                <draw:g>
                  <svg:desc>data.D6:data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81385327">
                <text:p>-0.081385327</text:p>
              </table:table-cell>
              <table:table-cell office:value-type="float" office:value="0.510505670755307">
                <text:p>0.510505670755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61593">
                <text:p>0.21861593</text:p>
              </table:table-cell>
              <table:table-cell office:value-type="float" office:value="0.388632391253928">
                <text:p>0.388632391253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221327">
                <text:p>0.19221327</text:p>
              </table:table-cell>
              <table:table-cell office:value-type="float" office:value="0.272830515791557">
                <text:p>0.272830515791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5396746">
                <text:p>-0.15396746</text:p>
              </table:table-cell>
              <table:table-cell office:value-type="float" office:value="0.162990112114516">
                <text:p>0.1629901121145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89041">
                <text:p>0.25389041</text:p>
              </table:table-cell>
              <table:table-cell office:value-type="float" office:value="0.0590012479691299">
                <text:p>0.0590012479691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386472">
                <text:p>0.19386472</text:p>
              </table:table-cell>
              <table:table-cell office:value-type="float" office:value="-0.0392460088982781">
                <text:p>-0.0392460088982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110136">
                <text:p>-0.1110136</text:p>
              </table:table-cell>
              <table:table-cell office:value-type="float" office:value="-0.131861590741385">
                <text:p>-0.131861590741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97178693">
                <text:p>-0.097178693</text:p>
              </table:table-cell>
              <table:table-cell office:value-type="float" office:value="-0.218955429813867">
                <text:p>-0.2189554298138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8628026">
                <text:p>-0.18628026</text:p>
              </table:table-cell>
              <table:table-cell office:value-type="float" office:value="-0.300637458369401">
                <text:p>-0.300637458369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1633282">
                <text:p>-0.31633282</text:p>
              </table:table-cell>
              <table:table-cell office:value-type="float" office:value="-0.377017608661664">
                <text:p>-0.377017608661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9062228">
                <text:p>-0.19062228</text:p>
              </table:table-cell>
              <table:table-cell office:value-type="float" office:value="-0.448205812944331">
                <text:p>-0.4482058129443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50903698">
                <text:p>-0.50903698</text:p>
              </table:table-cell>
              <table:table-cell office:value-type="float" office:value="-0.51431200347108">
                <text:p>-0.51431200347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89357587">
                <text:p>-0.0089357587</text:p>
              </table:table-cell>
              <table:table-cell office:value-type="float" office:value="-0.575446112495587">
                <text:p>-0.575446112495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2546428">
                <text:p>-0.52546428</text:p>
              </table:table-cell>
              <table:table-cell office:value-type="float" office:value="-0.631718072271528">
                <text:p>-0.631718072271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2623656">
                <text:p>-0.52623656</text:p>
              </table:table-cell>
              <table:table-cell office:value-type="float" office:value="-0.683237815052582">
                <text:p>-0.683237815052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8455134">
                <text:p>-0.38455134</text:p>
              </table:table-cell>
              <table:table-cell office:value-type="float" office:value="-0.730115273092423">
                <text:p>-0.7301152730924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328012">
                <text:p>-0.6328012</text:p>
              </table:table-cell>
              <table:table-cell office:value-type="float" office:value="-0.772460378644728">
                <text:p>-0.7724603786447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0824349">
                <text:p>-0.70824349</text:p>
              </table:table-cell>
              <table:table-cell office:value-type="float" office:value="-0.810383063963175">
                <text:p>-0.810383063963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9758549">
                <text:p>-0.89758549</text:p>
              </table:table-cell>
              <table:table-cell office:value-type="float" office:value="-0.843993261301438">
                <text:p>-0.843993261301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1163108">
                <text:p>-0.71163108</text:p>
              </table:table-cell>
              <table:table-cell office:value-type="float" office:value="-0.873400902913197">
                <text:p>-0.873400902913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744028">
                <text:p>-1.0744028</text:p>
              </table:table-cell>
              <table:table-cell office:value-type="float" office:value="-0.898715921052125">
                <text:p>-0.898715921052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9807967">
                <text:p>-0.69807967</text:p>
              </table:table-cell>
              <table:table-cell office:value-type="float" office:value="-0.920048247971902">
                <text:p>-0.9200482479719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4701499">
                <text:p>-0.54701499</text:p>
              </table:table-cell>
              <table:table-cell office:value-type="float" office:value="-0.937507815926202">
                <text:p>-0.9375078159262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0377604">
                <text:p>-1.0377604</text:p>
              </table:table-cell>
              <table:table-cell office:value-type="float" office:value="-0.951204557168702">
                <text:p>-0.951204557168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22802">
                <text:p>-0.7522802</text:p>
              </table:table-cell>
              <table:table-cell office:value-type="float" office:value="-0.96124840395308">
                <text:p>-0.96124840395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9426279">
                <text:p>-0.69426279</text:p>
              </table:table-cell>
              <table:table-cell office:value-type="float" office:value="-0.967749288533012">
                <text:p>-0.967749288533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2816263">
                <text:p>-1.2816263</text:p>
              </table:table-cell>
              <table:table-cell office:value-type="float" office:value="-0.970817143162173">
                <text:p>-0.970817143162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65461">
                <text:p>-1.265461</text:p>
              </table:table-cell>
              <table:table-cell office:value-type="float" office:value="-0.970561900094241">
                <text:p>-0.970561900094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87394539">
                <text:p>-0.87394539</text:p>
              </table:table-cell>
              <table:table-cell office:value-type="float" office:value="-0.967093491582893">
                <text:p>-0.967093491582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755391">
                <text:p>-1.0755391</text:p>
              </table:table-cell>
              <table:table-cell office:value-type="float" office:value="-0.960521849881805">
                <text:p>-0.9605218498818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86140347">
                <text:p>-0.86140347</text:p>
              </table:table-cell>
              <table:table-cell office:value-type="float" office:value="-0.950956907244653">
                <text:p>-0.9509569072446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3655973">
                <text:p>-0.83655973</text:p>
              </table:table-cell>
              <table:table-cell office:value-type="float" office:value="-0.938508595925114">
                <text:p>-0.938508595925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5402302">
                <text:p>-0.85402302</text:p>
              </table:table-cell>
              <table:table-cell office:value-type="float" office:value="-0.923286848176865">
                <text:p>-0.923286848176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3152617">
                <text:p>-0.73152617</text:p>
              </table:table-cell>
              <table:table-cell office:value-type="float" office:value="-0.905401596253582">
                <text:p>-0.905401596253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4550271">
                <text:p>-0.84550271</text:p>
              </table:table-cell>
              <table:table-cell office:value-type="float" office:value="-0.884962772408941">
                <text:p>-0.884962772408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2721402">
                <text:p>-0.72721402</text:p>
              </table:table-cell>
              <table:table-cell office:value-type="float" office:value="-0.862080308896621">
                <text:p>-0.862080308896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1885933">
                <text:p>-1.1885933</text:p>
              </table:table-cell>
              <table:table-cell office:value-type="float" office:value="-0.836864137970296">
                <text:p>-0.8368641379702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3140306">
                <text:p>-0.93140306</text:p>
              </table:table-cell>
              <table:table-cell office:value-type="float" office:value="-0.809424191883644">
                <text:p>-0.809424191883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3482842">
                <text:p>-0.93482842</text:p>
              </table:table-cell>
              <table:table-cell office:value-type="float" office:value="-0.779870402890341">
                <text:p>-0.779870402890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1971238">
                <text:p>-1.1971238</text:p>
              </table:table-cell>
              <table:table-cell office:value-type="float" office:value="-0.748312703244064">
                <text:p>-0.7483127032440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9454626">
                <text:p>-0.79454626</text:p>
              </table:table-cell>
              <table:table-cell office:value-type="float" office:value="-0.714861025198488">
                <text:p>-0.714861025198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239888">
                <text:p>-1.0239888</text:p>
              </table:table-cell>
              <table:table-cell office:value-type="float" office:value="-0.679625301007292">
                <text:p>-0.6796253010072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9345822">
                <text:p>-0.49345822</text:p>
              </table:table-cell>
              <table:table-cell office:value-type="float" office:value="-0.642715462924151">
                <text:p>-0.6427154629241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8985312">
                <text:p>-0.8985312</text:p>
              </table:table-cell>
              <table:table-cell office:value-type="float" office:value="-0.604241443202742">
                <text:p>-0.604241443202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9016419">
                <text:p>-0.59016419</text:p>
              </table:table-cell>
              <table:table-cell office:value-type="float" office:value="-0.564313174096742">
                <text:p>-0.564313174096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0796959">
                <text:p>-0.60796959</text:p>
              </table:table-cell>
              <table:table-cell office:value-type="float" office:value="-0.523040587859827">
                <text:p>-0.5230405878598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78981323">
                <text:p>-0.78981323</text:p>
              </table:table-cell>
              <table:table-cell office:value-type="float" office:value="-0.480533616745674">
                <text:p>-0.4805336167456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9101052">
                <text:p>-0.99101052</text:p>
              </table:table-cell>
              <table:table-cell office:value-type="float" office:value="-0.436902193007957">
                <text:p>-0.4369021930079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817237">
                <text:p>-0.51817237</text:p>
              </table:table-cell>
              <table:table-cell office:value-type="float" office:value="-0.392256248900358">
                <text:p>-0.3922562489003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5611724">
                <text:p>-0.65611724</text:p>
              </table:table-cell>
              <table:table-cell office:value-type="float" office:value="-0.34670571667655">
                <text:p>-0.34670571667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27713653">
                <text:p>-0.27713653</text:p>
              </table:table-cell>
              <table:table-cell office:value-type="float" office:value="-0.30036052859021">
                <text:p>-0.300360528590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24309477">
                <text:p>-0.24309477</text:p>
              </table:table-cell>
              <table:table-cell office:value-type="float" office:value="-0.253330616895013">
                <text:p>-0.253330616895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0456838">
                <text:p>0.050456838</text:p>
              </table:table-cell>
              <table:table-cell office:value-type="float" office:value="-0.205725913844638">
                <text:p>-0.205725913844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1213291">
                <text:p>-0.11213291</text:p>
              </table:table-cell>
              <table:table-cell office:value-type="float" office:value="-0.157656351692762">
                <text:p>-0.1576563516927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064814">
                <text:p>-0.30064814</text:p>
              </table:table-cell>
              <table:table-cell office:value-type="float" office:value="-0.109231862693058">
                <text:p>-0.109231862693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36788935">
                <text:p>-0.036788935</text:p>
              </table:table-cell>
              <table:table-cell office:value-type="float" office:value="-0.0605623790992057">
                <text:p>-0.0605623790992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5520479">
                <text:p>-0.25520479</text:p>
              </table:table-cell>
              <table:table-cell office:value-type="float" office:value="-0.0117578331648808">
                <text:p>-0.01175783316488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3810101">
                <text:p>0.0023810101</text:p>
              </table:table-cell>
              <table:table-cell office:value-type="float" office:value="0.0370718428562388">
                <text:p>0.03707184285623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628144">
                <text:p>0.05628144</text:p>
              </table:table-cell>
              <table:table-cell office:value-type="float" office:value="0.0858167167104794">
                <text:p>0.08581671671047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534187">
                <text:p>0.12534187</text:p>
              </table:table-cell>
              <table:table-cell office:value-type="float" office:value="0.134366856144161">
                <text:p>0.134366856144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072256">
                <text:p>0.12072256</text:p>
              </table:table-cell>
              <table:table-cell office:value-type="float" office:value="0.18261232890361">
                <text:p>0.182612328903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159998">
                <text:p>0.46159998</text:p>
              </table:table-cell>
              <table:table-cell office:value-type="float" office:value="0.230443202735149">
                <text:p>0.2304432027351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74758145">
                <text:p>-0.074758145</text:p>
              </table:table-cell>
              <table:table-cell office:value-type="float" office:value="0.2777495453851">
                <text:p>0.27774954538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204853">
                <text:p>0.44204853</text:p>
              </table:table-cell>
              <table:table-cell office:value-type="float" office:value="0.324421424599787">
                <text:p>0.3244214245997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9064205">
                <text:p>0.59064205</text:p>
              </table:table-cell>
              <table:table-cell office:value-type="float" office:value="0.370348908125535">
                <text:p>0.3703489081255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134255">
                <text:p>0.61134255</text:p>
              </table:table-cell>
              <table:table-cell office:value-type="float" office:value="0.415422063708668">
                <text:p>0.415422063708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3270246">
                <text:p>0.63270246</text:p>
              </table:table-cell>
              <table:table-cell office:value-type="float" office:value="0.459530959095504">
                <text:p>0.4595309590955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7533176">
                <text:p>0.57533176</text:p>
              </table:table-cell>
              <table:table-cell office:value-type="float" office:value="0.502565662032374">
                <text:p>0.5025656620323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5080421">
                <text:p>0.75080421</text:p>
              </table:table-cell>
              <table:table-cell office:value-type="float" office:value="0.544416240265594">
                <text:p>0.5444162402655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7509191">
                <text:p>0.77509191</text:p>
              </table:table-cell>
              <table:table-cell office:value-type="float" office:value="0.584972761541493">
                <text:p>0.5849727615414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5375277">
                <text:p>0.65375277</text:p>
              </table:table-cell>
              <table:table-cell office:value-type="float" office:value="0.624125293606392">
                <text:p>0.6241252936063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67044735">
                <text:p>0.67044735</text:p>
              </table:table-cell>
              <table:table-cell office:value-type="float" office:value="0.661763904206617">
                <text:p>0.6617639042066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2516607">
                <text:p>0.72516607</text:p>
              </table:table-cell>
              <table:table-cell office:value-type="float" office:value="0.697778661088488">
                <text:p>0.6977786610884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492521">
                <text:p>0.52492521</text:p>
              </table:table-cell>
              <table:table-cell office:value-type="float" office:value="0.732059631998325">
                <text:p>0.732059631998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0583935">
                <text:p>0.80583935</text:p>
              </table:table-cell>
              <table:table-cell office:value-type="float" office:value="0.764496884682461">
                <text:p>0.7644968846824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0598019">
                <text:p>0.90598019</text:p>
              </table:table-cell>
              <table:table-cell office:value-type="float" office:value="0.794980486887217">
                <text:p>0.794980486887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7176149">
                <text:p>0.97176149</text:p>
              </table:table-cell>
              <table:table-cell office:value-type="float" office:value="0.823400506358911">
                <text:p>0.8234005063589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207728">
                <text:p>1.2207728</text:p>
              </table:table-cell>
              <table:table-cell office:value-type="float" office:value="0.849647010843869">
                <text:p>0.8496470108438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8182768">
                <text:p>0.88182768</text:p>
              </table:table-cell>
              <table:table-cell office:value-type="float" office:value="0.873610068088416">
                <text:p>0.873610068088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932299">
                <text:p>1.0932299</text:p>
              </table:table-cell>
              <table:table-cell office:value-type="float" office:value="0.895179745838872">
                <text:p>0.8951797458388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415035">
                <text:p>1.1415035</text:p>
              </table:table-cell>
              <table:table-cell office:value-type="float" office:value="0.914246111841562">
                <text:p>0.9142461118415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794856">
                <text:p>1.1794856</text:p>
              </table:table-cell>
              <table:table-cell office:value-type="float" office:value="0.930699233842814">
                <text:p>0.9306992338428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79897228">
                <text:p>0.79897228</text:p>
              </table:table-cell>
              <table:table-cell office:value-type="float" office:value="0.944429179588942">
                <text:p>0.944429179588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423281">
                <text:p>1.0423281</text:p>
              </table:table-cell>
              <table:table-cell office:value-type="float" office:value="0.955326016826278">
                <text:p>0.9553260168262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464663">
                <text:p>1.0464663</text:p>
              </table:table-cell>
              <table:table-cell office:value-type="float" office:value="0.963279813301149">
                <text:p>0.9632798133011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9274811">
                <text:p>0.79274811</text:p>
              </table:table-cell>
              <table:table-cell office:value-type="float" office:value="0.968180636759864">
                <text:p>0.9681806367598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3776119">
                <text:p>0.83776119</text:p>
              </table:table-cell>
              <table:table-cell office:value-type="float" office:value="0.969918554948755">
                <text:p>0.9699185549487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1909859">
                <text:p>1.1909859</text:p>
              </table:table-cell>
              <table:table-cell office:value-type="float" office:value="0.968383635614145">
                <text:p>0.9683836356141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311253">
                <text:p>0.93311253</text:p>
              </table:table-cell>
              <table:table-cell office:value-type="float" office:value="0.963465946502358">
                <text:p>0.9634659465023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88569">
                <text:p>1.0188569</text:p>
              </table:table-cell>
              <table:table-cell office:value-type="float" office:value="0.955055555359715">
                <text:p>0.9550555553597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659519">
                <text:p>0.93659519</text:p>
              </table:table-cell>
              <table:table-cell office:value-type="float" office:value="0.943042529932544">
                <text:p>0.943042529932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6674838">
                <text:p>0.76674838</text:p>
              </table:table-cell>
              <table:table-cell office:value-type="float" office:value="0.927316937967163">
                <text:p>0.9273169379671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75358667">
                <text:p>0.75358667</text:p>
              </table:table-cell>
              <table:table-cell office:value-type="float" office:value="0.907768847209897">
                <text:p>0.9077688472098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2280913">
                <text:p>0.92280913</text:p>
              </table:table-cell>
              <table:table-cell office:value-type="float" office:value="0.884288325407071">
                <text:p>0.8842883254070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097039">
                <text:p>0.6097039</text:p>
              </table:table-cell>
              <table:table-cell office:value-type="float" office:value="0.856765440305013">
                <text:p>0.856765440305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1867883">
                <text:p>0.91867883</text:p>
              </table:table-cell>
              <table:table-cell office:value-type="float" office:value="0.825090259650039">
                <text:p>0.8250902596500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3627677">
                <text:p>0.83627677</text:p>
              </table:table-cell>
              <table:table-cell office:value-type="float" office:value="0.789152851188468">
                <text:p>0.7891528511884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561052">
                <text:p>0.51561052</text:p>
              </table:table-cell>
              <table:table-cell office:value-type="float" office:value="0.748843282666637">
                <text:p>0.748843282666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8187884">
                <text:p>0.58187884</text:p>
              </table:table-cell>
              <table:table-cell office:value-type="float" office:value="0.704051621830855">
                <text:p>0.704051621830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